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padding="0.049cm" fo:border="0.06pt solid #d9d9e3"/>
    </style:style>
    <style:style style:name="P2" style:family="paragraph" style:parent-style-name="Text_20_body" style:list-style-name="L1">
      <style:paragraph-properties fo:padding="0.049cm" fo:border="0.06pt solid #d9d9e3"/>
    </style:style>
    <style:style style:name="P3" style:family="paragraph" style:parent-style-name="Text_20_body" style:list-style-name="L1">
      <style:paragraph-properties fo:margin-top="0cm" fo:margin-bottom="0cm" loext:contextual-spacing="false" fo:padding="0.049cm" fo:border="0.06pt solid #d9d9e3"/>
    </style:style>
    <style:style style:name="T1" style:family="text">
      <style:text-properties loext:padding="0.049cm" loext:border="0.06pt solid #d9d9e3"/>
    </style:style>
    <style:style style:name="T2" style:family="text">
      <style:text-properties fo:font-variant="normal" fo:text-transform="none" fo:color="#343541" style:font-name="S hne" fo:font-size="12pt" fo:letter-spacing="normal" fo:font-style="normal" fo:font-weight="normal"/>
    </style:style>
    <style:style style:name="T3" style:family="text">
      <style:text-properties fo:font-variant="normal" fo:text-transform="none" fo:color="#343541" style:font-name="S hne" fo:font-size="12pt" fo:letter-spacing="normal" fo:font-style="normal" fo:font-weight="normal" officeooo:rsid="000e4f42"/>
    </style:style>
    <style:style style:name="T4" style:family="text">
      <style:text-properties fo:font-variant="normal" fo:text-transform="none" fo:color="#343541" style:font-name="S hne" fo:font-size="12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343541" style:font-name="S hne" fo:font-size="12pt" fo:letter-spacing="normal" fo:font-style="normal" fo:font-weight="bold" officeooo:rsid="000e4f42" style:font-weight-asian="bold" style:font-weight-complex="bold"/>
    </style:style>
    <style:style style:name="T6" style:family="text">
      <style:text-properties officeooo:rsid="000e4f42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s text:c="35"/><text:span text:style-name="T7"><text:s text:c="16"/></text:span><text:span text:style-name="T4"><text:s text:c="2"/></text:span><text:span text:style-name="T5">BIG DATA</text:span><text:span text:style-name="T4"> </text:span><text:span text:style-name="T5">ANALYSIS</text:span></text:p>
      <text:p text:style-name="P1"><text:line-break/>Building a comprehensive big data analysis solution involves advanced analysis techniques and effective visualization. Here's a step-by-step guide to incorporating more complex analysis techniques and visualizing the results:</text:p>
      <text:list xml:id="list1812898520" text:style-name="L1">
        <text:list-item>
          <text:p text:style-name="P2"><text:span text:style-name="Strong_20_Emphasis"><text:span text:style-name="T1">Data Preparation and Cleaning</text:span></text:span>:</text:p>
          <text:list>
            <text:list-item>
              <text:p text:style-name="P3">Start by ensuring the dataset is clean, well-structured, and contains relevant information.</text:p>
            </text:list-item>
            <text:list-item>
              <text:p text:style-name="P3">Address missing data, outliers, and inconsistencies.</text:p>
            </text:list-item>
          </text:list>
        </text:list-item>
        <text:list-item>
          <text:p text:style-name="P2"><text:span text:style-name="Strong_20_Emphasis"><text:span text:style-name="T1">Select Advanced Analysis Techniques</text:span></text:span>: Depending on the dataset and objectives, you can choose from a range of advanced analysis techniques:</text:p>
          <text:p text:style-name="P2">a. <text:span text:style-name="Strong_20_Emphasis"><text:span text:style-name="T1">Machine Learning Algorithms</text:span></text:span>:</text:p>
          <text:list>
            <text:list-item>
              <text:p text:style-name="P3">Choose appropriate algorithms based on your problem, like regression, classification, clustering, or deep learning.</text:p>
            </text:list-item>
            <text:list-item>
              <text:p text:style-name="P3">Split the data into training and testing sets to evaluate the model's performance.</text:p>
            </text:list-item>
            <text:list-item>
              <text:p text:style-name="P2">Implement machine learning libraries such as Scikit-Learn or TensorFlow.</text:p>
            </text:list-item>
          </text:list>
          <text:p text:style-name="P2">b. <text:span text:style-name="Strong_20_Emphasis"><text:span text:style-name="T1">Time Series Analysis</text:span></text:span>:</text:p>
          <text:list text:continue-numbering="true">
            <text:list-item>
              <text:p text:style-name="P3">For time-series data, consider techniques like ARIMA (AutoRegressive Integrated Moving Average) or Prophet for forecasting.</text:p>
            </text:list-item>
            <text:list-item>
              <text:p text:style-name="P3">Analyze trends, seasonality, and anomalies in the data.</text:p>
            </text:list-item>
            <text:list-item>
              <text:p text:style-name="P2">Visualize time series data to better understand patterns.</text:p>
            </text:list-item>
          </text:list>
          <text:p text:style-name="P2">c. <text:span text:style-name="Strong_20_Emphasis"><text:span text:style-name="T1">Sentiment Analysis</text:span></text:span>:</text:p>
          <text:list text:continue-numbering="true">
            <text:list-item>
              <text:p text:style-name="P3">If your dataset contains text data, sentiment analysis can help gauge public opinion or customer feedback.</text:p>
            </text:list-item>
            <text:list-item>
              <text:p text:style-name="P3">Utilize natural language processing (NLP) libraries like NLTK, spaCy, or TextBlob.</text:p>
            </text:list-item>
            <text:list-item>
              <text:p text:style-name="P3">Classify and visualize sentiment scores.</text:p>
            </text:list-item>
          </text:list>
        </text:list-item>
        <text:list-item>
          <text:p text:style-name="P2"><text:span text:style-name="Strong_20_Emphasis"><text:span text:style-name="T1">Visualization</text:span></text:span>: Effective data visualization is crucial to communicate insights. You can use tools like Matplotlib, Plotly, or IBM Watson Studio for creating graphs and charts.</text:p>
          <text:p text:style-name="P2">a. <text:span text:style-name="Strong_20_Emphasis"><text:span text:style-name="T1">Matplotlib</text:span></text:span>:</text:p>
          <text:list>
            <text:list-item>
              <text:p text:style-name="P3">Matplotlib is a versatile library for creating static, high-quality visualizations.</text:p>
            </text:list-item>
            <text:list-item>
              <text:p text:style-name="P3">Use it for line plots, scatter plots, bar charts, histograms, and more.</text:p>
            </text:list-item>
            <text:list-item>
              <text:p text:style-name="P2">Customize visualizations for specific requirements.</text:p>
            </text:list-item>
          </text:list>
          <text:p text:style-name="P2">b. <text:span text:style-name="Strong_20_Emphasis"><text:span text:style-name="T1">Plotly</text:span></text:span>:</text:p>
          <text:list text:continue-numbering="true">
            <text:list-item>
              <text:p text:style-name="P3">Plotly is great for creating interactive visualizations.</text:p>
            </text:list-item>
            <text:list-item>
              <text:p text:style-name="P3"><text:soft-page-break/>Develop dynamic graphs, 3D plots, and interactive dashboards.</text:p>
            </text:list-item>
            <text:list-item>
              <text:p text:style-name="P2">Embed these visualizations into web applications or reports.</text:p>
            </text:list-item>
          </text:list>
          <text:p text:style-name="P2">c. <text:span text:style-name="Strong_20_Emphasis"><text:span text:style-name="T1">IBM Watson Studio</text:span></text:span>:</text:p>
          <text:list text:continue-numbering="true">
            <text:list-item>
              <text:p text:style-name="P3">IBM Watson Studio provides a collaborative environment for data analysis and visualization.</text:p>
            </text:list-item>
            <text:list-item>
              <text:p text:style-name="P3">It offers integration with various data sources and AI capabilities.</text:p>
            </text:list-item>
            <text:list-item>
              <text:p text:style-name="P3">Create and share interactive dashboards with stakeholders.</text:p>
            </text:list-item>
          </text:list>
        </text:list-item>
        <text:list-item>
          <text:p text:style-name="P2"><text:span text:style-name="Strong_20_Emphasis"><text:span text:style-name="T1">Data Storytelling</text:span></text:span>:</text:p>
          <text:list>
            <text:list-item>
              <text:p text:style-name="P3">Translate your analysis into a compelling narrative for stakeholders.</text:p>
            </text:list-item>
            <text:list-item>
              <text:p text:style-name="P3">Use visualizations to tell a story that highlights key insights and actionable recommendations.</text:p>
            </text:list-item>
          </text:list>
        </text:list-item>
        <text:list-item>
          <text:p text:style-name="P2"><text:span text:style-name="Strong_20_Emphasis"><text:span text:style-name="T1">Iterate and Refine</text:span></text:span>:</text:p>
          <text:list>
            <text:list-item>
              <text:p text:style-name="P3">The analysis and visualization process may require iteration and refinement based on feedback and changing objectives.</text:p>
            </text:list-item>
          </text:list>
        </text:list-item>
        <text:list-item>
          <text:p text:style-name="P2"><text:span text:style-name="Strong_20_Emphasis"><text:span text:style-name="T1">Documentation</text:span></text:span>:</text:p>
          <text:list>
            <text:list-item>
              <text:p text:style-name="P3">Document your analysis methods, data sources, and the rationale behind your choices.</text:p>
            </text:list-item>
            <text:list-item>
              <text:p text:style-name="P3">Make sure your code and analysis steps are well-documented for future reference.</text:p>
            </text:list-item>
          </text:list>
        </text:list-item>
        <text:list-item>
          <text:p text:style-name="P2"><text:span text:style-name="Strong_20_Emphasis"><text:span text:style-name="T1">Security and Compliance</text:span></text:span>:</text:p>
          <text:list>
            <text:list-item>
              <text:p text:style-name="P3">Ensure that the handling of sensitive or personal data complies with relevant data protection regulations.</text:p>
            </text:list-item>
          </text:list>
        </text:list-item>
        <text:list-item>
          <text:p text:style-name="P2"><text:span text:style-name="Strong_20_Emphasis"><text:span text:style-name="T1">Scalability and Performance</text:span></text:span>:</text:p>
          <text:list>
            <text:list-item>
              <text:p text:style-name="P3">Consider the scalability of your analysis solution to handle increasing data volumes and optimize its performance.</text:p>
            </text:list-item>
          </text:list>
        </text:list-item>
        <text:list-item>
          <text:p text:style-name="P2"><text:span text:style-name="Strong_20_Emphasis"><text:span text:style-name="T1">Automation and Deployment</text:span></text:span>:</text:p>
          <text:list>
            <text:list-item>
              <text:p text:style-name="P3">If the analysis is recurrent, automate the process and schedule regular updates.</text:p>
            </text:list-item>
            <text:list-item>
              <text:p text:style-name="P3">Deploy your analysis solution to a suitable platform or environment for ongoing use.</text:p>
            </text:list-item>
          </text:list>
        </text:list-item>
        <text:list-item>
          <text:p text:style-name="P2"><text:span text:style-name="Strong_20_Emphasis"><text:span text:style-name="T1">Feedback and Collaboration</text:span></text:span>:</text:p>
          <text:list>
            <text:list-item>
              <text:p text:style-name="P2">Gather feedback from stakeholders and team members to improve the analysis and visualization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5T10:55:06.122531073</meta:creation-date>
    <dc:date>2023-10-25T10:58:30.720190011</dc:date>
    <meta:editing-duration>PT3M26S</meta:editing-duration>
    <meta:editing-cycles>1</meta:editing-cycles>
    <meta:document-statistic meta:table-count="0" meta:image-count="0" meta:object-count="0" meta:page-count="2" meta:paragraph-count="48" meta:word-count="484" meta:character-count="3365" meta:non-whitespace-character-count="2915"/>
    <meta:generator>LibreOffice/6.4.7.2$Linux_X86_64 LibreOffice_project/40$Build-2</meta:generator>
  </office:meta>
</office:document-meta>
</file>